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2.3252in"/>
        </style:tab-stops>
      </style:paragraph-properties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NIERSITY OF BUEA</text:span></text:p>
      <text:p text:style-name="P1"><text:span text:style-name="T1">FACULTY OF ENGINEERING AND TECHNOLOGY</text:span></text:p>
      <text:p text:style-name="Standard"><text:span text:style-name="T1">DEPARTMENT OF COMPUTER ENGINEERING</text:span></text:p>
      <text:p text:style-name="Standard">Course Code: CET 202/EEF 310</text:p>
      <text:p text:style-name="Standard">Course Title: Computer Architecture</text:p>
      <text:p text:style-name="Standard"><text:s text:c="38"/>Second Semester 2012/2013 Exam</text:p>
      <text:p text:style-name="Standard">Instructions: Answer questions1 and 3 others. Marks are allocated as shown.</text:p>
      <text:p text:style-name="Standard">1. Give the meaning of the following words/phrases used in Computer Architecture</text:p>
      <text:p text:style-name="Standard"><text:s text:c="6"/>a. Computer organization <text:s/><text:tab/><text:tab/><text:tab/><text:tab/><text:tab/><text:tab/><text:tab/>1 mark</text:p>
      <text:p text:style-name="Standard"><text:s text:c="6"/>b. Byte-addressable memory<text:tab/><text:tab/><text:tab/><text:tab/><text:tab/><text:tab/><text:tab/>1 mark</text:p>
      <text:p text:style-name="Standard"><text:s text:c="6"/>c. One-and-half address instruction<text:tab/><text:tab/><text:tab/><text:tab/><text:tab/><text:tab/>1 mark</text:p>
      <text:p text:style-name="Standard"><text:s text:c="6"/>d. Symbol in an Assembly Language Program<text:tab/><text:tab/><text:tab/><text:tab/><text:tab/>1 mark</text:p>
      <text:p text:style-name="Standard"><text:s text:c="6"/>e. An assembler<text:tab/><text:tab/><text:tab/><text:tab/><text:tab/><text:tab/><text:tab/><text:tab/>1 mark</text:p>
      <text:p text:style-name="Standard"><text:s text:c="6"/>f. Datapath<text:tab/><text:tab/><text:tab/><text:tab/><text:tab/><text:tab/><text:tab/><text:tab/><text:tab/>1 mark</text:p>
      <text:p text:style-name="Standard"><text:s text:c="6"/>g. Bus arbitration<text:tab/><text:tab/><text:tab/><text:tab/><text:tab/><text:tab/><text:tab/><text:tab/>1 mark</text:p>
      <text:p text:style-name="Standard"><text:s text:c="6"/>h. An operand<text:tab/><text:tab/><text:tab/><text:tab/><text:tab/><text:tab/><text:tab/><text:tab/>1 mark</text:p>
      <text:p text:style-name="Standard"><text:s text:c="6"/>i. An embedded computer<text:tab/><text:tab/><text:tab/><text:tab/><text:tab/><text:tab/><text:tab/>1 mark</text:p>
      <text:p text:style-name="Standard"><text:s text:c="6"/>j. An accumulator<text:tab/><text:tab/><text:tab/><text:tab/><text:tab/><text:tab/><text:tab/><text:tab/>1 mark </text:p>
      <text:p text:style-name="Standard">2. What is an instruction? What are the different ways in which an operand can be addressed in an instruction? <text:tab/><text:tab/><text:tab/><text:tab/><text:tab/><text:tab/><text:tab/><text:tab/><text:tab/>20 marks</text:p>
      <text:p text:style-name="Standard">3. <text:s/>a.) What is memory hierarchy, its reason d’etre and building blocks? What is locality of reference and how does it favour are the hierarchy?</text:p>
      <text:p text:style-name="Standard"><text:s text:c="6"/>b) How does the CPU locate information in the cache?</text:p>
      <text:p text:style-name="Standard">4. a) How is the l/0 system of a computer organized?</text:p>
      <text:p text:style-name="Standard"><text:s text:c="4"/>b) Name 10l/0 interfaces used in a PC and their uses.</text:p>
      <text:p text:style-name="Standard"><text:soft-page-break/>5. Discuss means of increasing the number of instructions to be executed simultaneously by a processor.<text:bookmark text:name="_GoBack"/></text:p>
      <text:p text:style-name="Standard"><text:s/><text:tab/><text:tab/><text:tab/><text:tab/><text:tab/><text:tab/><text:tab/><text:tab/><text:tab/><text:tab/>20 marks</text:p>
      <text:p text:style-name="Standard"><text:s text:c="4"/></text:p>
      <text:p text:style-name="Standard"><text:s text:c="3"/></text:p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-CAREME</meta:initial-creator>
    <dc:creator>MI-CAREME</dc:creator>
    <meta:editing-cycles>6</meta:editing-cycles>
    <meta:creation-date>2013-07-15T20:54:00</meta:creation-date>
    <dc:date>2013-07-15T22:15:00</dc:date>
    <meta:editing-duration>PT1M21S</meta:editing-duration>
    <meta:generator>LibreOffice/4.1.5.3$Linux_X86_64 LibreOffice_project/410m0$Build-3</meta:generator>
    <meta:document-statistic meta:table-count="0" meta:image-count="0" meta:object-count="0" meta:page-count="2" meta:paragraph-count="27" meta:word-count="200" meta:character-count="1361" meta:non-whitespace-character-count="9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